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2/25">
            <text:p>24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loext="urn:org:documentfoundation:names:experimental:office:xmlns:loext:1.0" xmlns:ns42="urn:org:documentfoundation:names:experimental:calc:xmlns:calcext:1.0" xmlns:of="urn:oasis:names:tc:opendocument:xmlns:of:1.2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